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49cm" fo:border-left="0.05pt solid #000000" fo:border-right="none" fo:border-top="0.05pt solid #000000" fo:border-bottom="0.05pt solid #000000"/>
    </style:style>
    <style:style style:name="Tableau1.C1" style:family="table-cell">
      <style:table-cell-properties fo:padding="0.049cm" fo:border="0.05pt solid #000000"/>
    </style:style>
    <style:style style:name="Tableau1.A2" style:family="table-cell">
      <style:table-cell-properties fo:padding="0.049cm" fo:border-left="0.05pt solid #000000" fo:border-right="none" fo:border-top="none" fo:border-bottom="0.05pt solid #000000"/>
    </style:style>
    <style:style style:name="Tableau1.C2" style:family="table-cell">
      <style:table-cell-properties fo:padding="0.049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5.106cm"/>
    </style:style>
    <style:style style:name="Tableau3.B" style:family="table-column">
      <style:table-column-properties style:column-width="11.853cm"/>
    </style:style>
    <style:style style:name="Tableau3.A1" style:family="table-cell">
      <style:table-cell-properties fo:padding="0.049cm" fo:border-left="0.05pt solid #000000" fo:border-right="none" fo:border-top="0.05pt solid #000000" fo:border-bottom="0.05pt solid #000000"/>
    </style:style>
    <style:style style:name="Tableau3.B1" style:family="table-cell">
      <style:table-cell-properties fo:padding="0.049cm" fo:border="0.05pt solid #000000"/>
    </style:style>
    <style:style style:name="Tableau3.A2" style:family="table-cell">
      <style:table-cell-properties fo:padding="0.049cm" fo:border-left="0.05pt solid #000000" fo:border-right="none" fo:border-top="none" fo:border-bottom="0.05pt solid #000000"/>
    </style:style>
    <style:style style:name="Tableau3.B2" style:family="table-cell">
      <style:table-cell-properties fo:padding="0.049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B" style:family="table-column">
      <style:table-column-properties style:column-width="2.833cm" style:rel-column-width="10922*"/>
    </style:style>
    <style:style style:name="Tableau2.D" style:family="table-column">
      <style:table-column-properties style:column-width="4.249cm" style:rel-column-width="16383*"/>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6.933cm" fo:margin-left="0.09cm" table:align="left"/>
    </style:style>
    <style:style style:name="Tableau4.A" style:family="table-column">
      <style:table-column-properties style:column-width="5.583cm"/>
    </style:style>
    <style:style style:name="Tableau4.B" style:family="table-column">
      <style:table-column-properties style:column-width="2.831cm"/>
    </style:style>
    <style:style style:name="Tableau4.D" style:family="table-column">
      <style:table-column-properties style:column-width="5.68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D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2.772cm" table:align="left"/>
    </style:style>
    <style:style style:name="Tableau5.A" style:family="table-column">
      <style:table-column-properties style:column-width="3.81cm"/>
    </style:style>
    <style:style style:name="Tableau5.B" style:family="table-column">
      <style:table-column-properties style:column-width="8.962cm"/>
    </style:style>
    <style:style style:name="Tableau5.A1" style:family="table-cell">
      <style:table-cell-properties style:vertical-align="middle" fo:padding="0.049cm" fo:border="none"/>
    </style:style>
    <style:style style:name="P1" style:family="paragraph" style:parent-style-name="Heading_20_3">
      <style:text-properties officeooo:rsid="00070745" officeooo:paragraph-rsid="00070745"/>
    </style:style>
    <style:style style:name="P2" style:family="paragraph" style:parent-style-name="Standard">
      <style:text-properties officeooo:rsid="0001c47e" officeooo:paragraph-rsid="00070745"/>
    </style:style>
    <style:style style:name="P3" style:family="paragraph" style:parent-style-name="Heading_20_3">
      <style:text-properties officeooo:paragraph-rsid="00070745"/>
    </style:style>
    <style:style style:name="P4" style:family="paragraph" style:parent-style-name="Standard">
      <style:text-properties officeooo:rsid="0001c47e" officeooo:paragraph-rsid="000445d4"/>
    </style:style>
    <style:style style:name="P5" style:family="paragraph" style:parent-style-name="Standard">
      <style:text-properties officeooo:rsid="000445d4" officeooo:paragraph-rsid="0008c436"/>
    </style:style>
    <style:style style:name="P6" style:family="paragraph" style:parent-style-name="Standard">
      <style:text-properties officeooo:rsid="0008c436" officeooo:paragraph-rsid="0008c436"/>
    </style:style>
    <style:style style:name="P7" style:family="paragraph" style:parent-style-name="Standard">
      <style:text-properties fo:font-weight="bold" officeooo:paragraph-rsid="0001c47e" style:font-weight-asian="bold" style:font-weight-complex="bold"/>
    </style:style>
    <style:style style:name="P8" style:family="paragraph" style:parent-style-name="Standard">
      <style:text-properties fo:font-weight="bold" officeooo:rsid="0005bb02" officeooo:paragraph-rsid="0005bb02" style:font-weight-asian="bold" style:font-weight-complex="bold"/>
    </style:style>
    <style:style style:name="P9" style:family="paragraph" style:parent-style-name="Standard">
      <style:text-properties officeooo:rsid="0005bb02" officeooo:paragraph-rsid="0005bb02"/>
    </style:style>
    <style:style style:name="P10" style:family="paragraph" style:parent-style-name="Standard">
      <style:text-properties fo:font-style="italic" officeooo:rsid="00070745" officeooo:paragraph-rsid="00070745" style:font-style-asian="italic"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officeooo:rsid="000b65ed" officeooo:paragraph-rsid="000b65ed"/>
    </style:style>
    <style:style style:name="P14" style:family="paragraph" style:parent-style-name="Standard">
      <style:text-properties fo:font-weight="bold" officeooo:rsid="000c265f" officeooo:paragraph-rsid="000e82b3" style:font-weight-asian="bold" style:font-weight-complex="bold"/>
    </style:style>
    <style:style style:name="P15" style:family="paragraph" style:parent-style-name="Standard">
      <style:text-properties officeooo:rsid="000c265f" officeooo:paragraph-rsid="000e82b3"/>
    </style:style>
    <style:style style:name="P16" style:family="paragraph" style:parent-style-name="Standard">
      <style:text-properties officeooo:rsid="000c9f65" officeooo:paragraph-rsid="000e82b3"/>
    </style:style>
    <style:style style:name="P17" style:family="paragraph" style:parent-style-name="Standard">
      <style:text-properties fo:font-weight="bold" officeooo:rsid="000c9f65" officeooo:paragraph-rsid="000e82b3" style:font-weight-asian="bold" style:font-weight-complex="bold"/>
    </style:style>
    <style:style style:name="P18" style:family="paragraph" style:parent-style-name="Standard">
      <style:text-properties officeooo:rsid="000e82b3" officeooo:paragraph-rsid="000f17a9"/>
    </style:style>
    <style:style style:name="P19" style:family="paragraph" style:parent-style-name="Standard">
      <style:text-properties officeooo:rsid="000f17a9" officeooo:paragraph-rsid="000f17a9"/>
    </style:style>
    <style:style style:name="P20" style:family="paragraph" style:parent-style-name="Standard">
      <style:text-properties officeooo:rsid="000e82b3" officeooo:paragraph-rsid="000e82b3"/>
    </style:style>
    <style:style style:name="P21" style:family="paragraph" style:parent-style-name="Standard">
      <style:text-properties fo:font-weight="bold" officeooo:rsid="000fcb31" officeooo:paragraph-rsid="000fcb31" style:font-weight-asian="bold" style:font-weight-complex="bold"/>
    </style:style>
    <style:style style:name="P22" style:family="paragraph" style:parent-style-name="Standard">
      <style:text-properties officeooo:rsid="000fcb31" officeooo:paragraph-rsid="000fcb31"/>
    </style:style>
    <style:style style:name="P23" style:family="paragraph" style:parent-style-name="Standard">
      <style:text-properties officeooo:rsid="000fcb31" officeooo:paragraph-rsid="0010b9ad"/>
    </style:style>
    <style:style style:name="P24" style:family="paragraph" style:parent-style-name="Standard">
      <style:text-properties fo:font-weight="bold" officeooo:rsid="0012b5a7" officeooo:paragraph-rsid="0012b5a7" style:font-weight-asian="bold" style:font-weight-complex="bold"/>
    </style:style>
    <style:style style:name="P25" style:family="paragraph" style:parent-style-name="Standard">
      <style:text-properties officeooo:rsid="000fcb31" officeooo:paragraph-rsid="00141763"/>
    </style:style>
    <style:style style:name="P26" style:family="paragraph" style:parent-style-name="Standard">
      <style:text-properties officeooo:rsid="0012b5a7" officeooo:paragraph-rsid="00141763"/>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4176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913" officeooo:paragraph-rsid="0015091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76ce" officeooo:paragraph-rsid="001676c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paragraph-rsid="00141763"/>
    </style:style>
    <style:style style:name="P31" style:family="paragraph" style:parent-style-name="Heading_20_1">
      <style:paragraph-properties fo:break-before="page"/>
      <style:text-properties officeooo:paragraph-rsid="00170e94"/>
    </style:style>
    <style:style style:name="P32" style:family="paragraph" style:parent-style-name="Heading_20_3">
      <style:paragraph-properties fo:margin-top="0cm" fo:margin-bottom="0.247cm" style:contextual-spacing="false" fo:line-height="115%"/>
      <style:text-properties officeooo:paragraph-rsid="00170e94"/>
    </style:style>
    <style:style style:name="P33" style:family="paragraph" style:parent-style-name="Table_20_Heading">
      <style:text-properties officeooo:paragraph-rsid="00170e94"/>
    </style:style>
    <style:style style:name="P34" style:family="paragraph" style:parent-style-name="Table_20_Contents">
      <style:text-properties officeooo:paragraph-rsid="00170e94"/>
    </style:style>
    <style:style style:name="P35" style:family="paragraph" style:parent-style-name="Text_20_body">
      <style:text-properties officeooo:paragraph-rsid="00170e94"/>
    </style:style>
    <style:style style:name="P36" style:family="paragraph" style:parent-style-name="Heading_20_2">
      <style:text-properties officeooo:paragraph-rsid="00170e94"/>
    </style:style>
    <style:style style:name="P37" style:family="paragraph" style:parent-style-name="Horizontal_20_Line">
      <style:text-properties officeooo:paragraph-rsid="00170e94"/>
    </style:style>
    <style:style style:name="P38" style:family="paragraph" style:parent-style-name="Text_20_body" style:list-style-name="L1">
      <style:text-properties officeooo:paragraph-rsid="00170e94"/>
    </style:style>
    <style:style style:name="P39" style:family="paragraph" style:parent-style-name="Text_20_body" style:list-style-name="L2">
      <style:text-properties officeooo:paragraph-rsid="00170e94"/>
    </style:style>
    <style:style style:name="P40" style:family="paragraph" style:parent-style-name="Heading_20_3">
      <style:text-properties officeooo:paragraph-rsid="00170e94"/>
    </style:style>
    <style:style style:name="P41" style:family="paragraph" style:parent-style-name="Text_20_body" style:list-style-name="L3">
      <style:text-properties officeooo:paragraph-rsid="00170e94"/>
    </style:style>
    <style:style style:name="P42" style:family="paragraph" style:parent-style-name="Text_20_body" style:list-style-name="L4">
      <style:text-properties officeooo:paragraph-rsid="00170e94"/>
    </style:style>
    <style:style style:name="P43" style:family="paragraph" style:parent-style-name="Text_20_body" style:list-style-name="L5">
      <style:text-properties officeooo:paragraph-rsid="00170e94"/>
    </style:style>
    <style:style style:name="P44" style:family="paragraph" style:parent-style-name="Text_20_body" style:list-style-name="L6">
      <style:text-properties officeooo:paragraph-rsid="00170e94"/>
    </style:style>
    <style:style style:name="P45" style:family="paragraph" style:parent-style-name="Text_20_body" style:list-style-name="L7">
      <style:text-properties officeooo:paragraph-rsid="00170e94"/>
    </style:style>
    <style:style style:name="P46" style:family="paragraph" style:parent-style-name="Text_20_body" style:list-style-name="L8">
      <style:text-properties officeooo:paragraph-rsid="00170e94"/>
    </style:style>
    <style:style style:name="P47" style:family="paragraph" style:parent-style-name="Text_20_body" style:list-style-name="L9">
      <style:text-properties officeooo:paragraph-rsid="00170e94"/>
    </style:style>
    <style:style style:name="P48" style:family="paragraph" style:parent-style-name="Text_20_body" style:list-style-name="L10">
      <style:text-properties officeooo:paragraph-rsid="00170e94"/>
    </style:style>
    <style:style style:name="P49" style:family="paragraph" style:parent-style-name="Text_20_body" style:list-style-name="L11">
      <style:text-properties officeooo:paragraph-rsid="00170e94"/>
    </style:style>
    <style:style style:name="P50" style:family="paragraph" style:parent-style-name="Text_20_body" style:list-style-name="L12">
      <style:text-properties officeooo:paragraph-rsid="00170e94"/>
    </style:style>
    <style:style style:name="P51" style:family="paragraph" style:parent-style-name="Text_20_body" style:list-style-name="L13">
      <style:text-properties officeooo:paragraph-rsid="00170e94"/>
    </style:style>
    <style:style style:name="P52" style:family="paragraph" style:parent-style-name="Text_20_body" style:list-style-name="L14">
      <style:text-properties officeooo:paragraph-rsid="00170e94"/>
    </style:style>
    <style:style style:name="P53" style:family="paragraph" style:parent-style-name="Text_20_body" style:list-style-name="L15">
      <style:text-properties officeooo:paragraph-rsid="00170e94"/>
    </style:style>
    <style:style style:name="P54" style:family="paragraph" style:parent-style-name="Text_20_body" style:list-style-name="L16">
      <style:text-properties officeooo:paragraph-rsid="00170e94"/>
    </style:style>
    <style:style style:name="P55" style:family="paragraph" style:parent-style-name="Text_20_body" style:list-style-name="L17">
      <style:text-properties officeooo:paragraph-rsid="00170e94"/>
    </style:style>
    <style:style style:name="P56" style:family="paragraph" style:parent-style-name="Text_20_body" style:list-style-name="L18">
      <style:text-properties officeooo:paragraph-rsid="00170e94"/>
    </style:style>
    <style:style style:name="P57" style:family="paragraph" style:parent-style-name="Text_20_body" style:list-style-name="L19">
      <style:text-properties officeooo:paragraph-rsid="00170e94"/>
    </style:style>
    <style:style style:name="P58" style:family="paragraph" style:parent-style-name="Text_20_body" style:list-style-name="L20">
      <style:text-properties officeooo:paragraph-rsid="00170e94"/>
    </style:style>
    <style:style style:name="P59" style:family="paragraph" style:parent-style-name="Text_20_body" style:list-style-name="L21">
      <style:text-properties officeooo:paragraph-rsid="00170e94"/>
    </style:style>
    <style:style style:name="P60" style:family="paragraph" style:parent-style-name="Text_20_body" style:list-style-name="L22">
      <style:text-properties officeooo:paragraph-rsid="00170e94"/>
    </style:style>
    <style:style style:name="P61" style:family="paragraph" style:parent-style-name="Heading_20_1">
      <style:paragraph-properties fo:break-before="page"/>
    </style:style>
    <style:style style:name="P62" style:family="paragraph" style:parent-style-name="Text_20_body">
      <style:text-properties officeooo:rsid="0018fbf3" officeooo:paragraph-rsid="0018fbf3"/>
    </style:style>
    <style:style style:name="T1" style:family="text">
      <style:text-properties officeooo:rsid="00070745"/>
    </style:style>
    <style:style style:name="T2" style:family="text">
      <style:text-properties officeooo:rsid="000445d4"/>
    </style:style>
    <style:style style:name="T3" style:family="text">
      <style:text-properties officeooo:rsid="0007aa02"/>
    </style:style>
    <style:style style:name="T4" style:family="text">
      <style:text-properties officeooo:rsid="0002b7d4"/>
    </style:style>
    <style:style style:name="T5" style:family="text">
      <style:text-properties officeooo:rsid="0005bb02"/>
    </style:style>
    <style:style style:name="T6" style:family="text">
      <style:text-properties officeooo:rsid="0009f58e"/>
    </style:style>
    <style:style style:name="T7" style:family="text">
      <style:text-properties officeooo:rsid="000b0457"/>
    </style:style>
    <style:style style:name="T8" style:family="text">
      <style:text-properties fo:font-weight="bold" officeooo:rsid="000b0457" style:font-weight-asian="bold" style:font-weight-complex="bold"/>
    </style:style>
    <style:style style:name="T9" style:family="text">
      <style:text-properties fo:font-weight="bold" style:font-weight-asian="bold" style:font-weight-complex="bold"/>
    </style:style>
    <style:style style:name="T10" style:family="text">
      <style:text-properties officeooo:rsid="000e82b3"/>
    </style:style>
    <style:style style:name="T11" style:family="text">
      <style:text-properties officeooo:rsid="000c8899"/>
    </style:style>
    <style:style style:name="T12" style:family="text">
      <style:text-properties officeooo:rsid="000c9f65"/>
    </style:style>
    <style:style style:name="T13" style:family="text">
      <style:text-properties officeooo:rsid="000f17a9"/>
    </style:style>
    <style:style style:name="T14" style:family="text">
      <style:text-properties officeooo:rsid="0010b9ad"/>
    </style:style>
    <style:style style:name="T15" style:family="text">
      <style:text-properties officeooo:rsid="0012b5a7"/>
    </style:style>
    <style:style style:name="T16" style:family="text">
      <style:text-properties officeooo:rsid="00141763"/>
    </style:style>
    <style:style style:name="T17" style:family="text">
      <style:text-properties officeooo:rsid="0015091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Evolution du robot</text:h>
      <text:p text:style-name="P2"><text:span text:style-name="T1">Initialement, plus une envie et un fantasme, un rêve à développer et donc une phase d’exploration. </text:span><text:span text:style-name="T2">L’organisation ne reposait pas sur un plan précis, mais sur l’intégration et la maîtrise du plus possible de capteurs, actionneurs et techniques tant de construction, que de codage sur des langages différents. L’idée était d’avoir les outils et l’expérience pour un projet complexe, sans se focalisé sur un usage particulier . </text:span><text:span text:style-name="T3">L’objectif fonctionnel : réaliser un </text:span><text:span text:style-name="T2">robot </text:span><text:span text:style-name="T3">conçu comme une </text:span><text:span text:style-name="T2">machine </text:span><text:span text:style-name="T3">pilotable à distance, avec des capteurs et actionneurs capable d’informer l’utilisateur de l’environnement du robot et pour l’essentiel le </text:span><text:span text:style-name="T2">télécommand</text:span><text:span text:style-name="T3">er</text:span><text:span text:style-name="T2">.</text:span></text:p>
      <text:h text:style-name="P3" text:outline-level="3"><text:span text:style-name="T3">Les</text:span><text:span text:style-name="T1"> versions tests</text:span> <text:span text:style-name="T1">de </text:span>la V0 <text:span text:style-name="T1">à V4</text:span></text:h>
      <text:p text:style-name="P4">L<text:span text:style-name="T1">es </text:span>V0 <text:span text:style-name="T1">à V4 </text:span>correspond<text:span text:style-name="T1">ent </text:span>à <text:span text:style-name="T4">une lente </text:span>évolu<text:span text:style-name="T4">tion, elle</text:span><text:span text:style-name="T1">s</text:span><text:span text:style-name="T4"> </text:span><text:span text:style-name="T1">ont</text:span><text:span text:style-name="T4"> permis de tester et choisir une forme, d’expérimenter des matériels, des options de systèmes d’alimentation électrique, d’explorer des modes d’encodage de l’information. P</text:span>lusieurs <text:span text:style-name="T4">câblages</text:span>, modification du tronc et de la tête du robot en particulier pour gérer les oscillations de caméra . La toute première version utilisait un RPI3 et au début on avait uniquement une transmission SE SP par bluetooth </text:p>
      <text:p text:style-name="P4"/>
      <text:p text:style-name="P5">Le code n’était pas factorisé ou très partiellement, les boucles arduinos pouvaient être longues (éléments bloquants,…) . Progressivement le programme a été optimisé dans la douleur du fait de l’absence de factorisation. </text:p>
      <text:p text:style-name="P5"/>
      <text:p text:style-name="P6">Depuis le début plusieurs modes de fonctionnement sont prévus, mais pour l’essentiel il se bornes à mettre en place quelques états d’actionneurs et capteurs (actif – inactif) dans le but d’économisé l’énergie nécessaire au robot, éviter l’inflation de temps de traitement de l’arduino et progressivement adapté des écrans spécifiques suivant le contexte (déplacement, communication,…) . On ajoute une couche de potentiel par le développement de différents moyens de communication. </text:p>
      <text:p text:style-name="P5"/>
      <text:h text:style-name="Heading_20_4" text:outline-level="4">La V0 :</text:h>
      <table:table table:name="Tableau1" table:style-name="Tableau1">
        <table:table-column table:style-name="Tableau1.A"/>
        <table:table-column table:style-name="Tableau1.B"/>
        <table:table-column table:style-name="Tableau1.A"/>
        <table:table-header-rows>
          <table:table-row>
            <table:table-cell table:style-name="Tableau1.A1" office:value-type="string">
              <text:p text:style-name="P7">Composant<text:span text:style-name="T5">s</text:span></text:p>
            </table:table-cell>
            <table:table-cell table:style-name="Tableau1.A1" office:value-type="string">
              <text:p text:style-name="P8">Élément</text:p>
            </table:table-cell>
            <table:table-cell table:style-name="Tableau1.C1" office:value-type="string">
              <text:p text:style-name="P7">Rôle Modèle/Description</text:p>
            </table:table-cell>
          </table:table-row>
        </table:table-header-rows>
        <table:table-row>
          <table:table-cell table:style-name="Tableau1.A2" office:value-type="string">
            <text:p text:style-name="Standard">Microcontrôleur</text:p>
          </table:table-cell>
          <table:table-cell table:style-name="Tableau1.A2" office:value-type="string">
            <text:p text:style-name="Standard"><text:s/>Arduino <text:span text:style-name="T1">Uno puis </text:span>Mega + Raspberry Pi <text:span text:style-name="T4">3</text:span> B+<text:line-break/></text:p>
          </table:table-cell>
          <table:table-cell table:style-name="Tableau1.C2" office:value-type="string">
            <text:p text:style-name="Standard"><text:s/>Gestion des capteurs (Mega), traitement vidéo/IA (Raspberry Pi). <text:s text:c="28"/></text:p>
          </table:table-cell>
        </table:table-row>
        <table:table-row>
          <table:table-cell table:style-name="Tableau1.A2" office:value-type="string">
            <text:p text:style-name="Standard">Caméra</text:p>
          </table:table-cell>
          <table:table-cell table:style-name="Tableau1.A2" office:value-type="string">
            <text:p text:style-name="Standard"><text:s/>Raspberry Pi Camera Module <text:s text:c="20"/></text:p>
          </table:table-cell>
          <table:table-cell table:style-name="Tableau1.C2" office:value-type="string">
            <text:p text:style-name="Standard"><text:span text:style-name="T1">Permettait un retour image par Open-CV</text:span> </text:p>
          </table:table-cell>
        </table:table-row>
        <table:table-row>
          <table:table-cell table:style-name="Tableau1.A2" office:value-type="string">
            <text:p text:style-name="Standard">Microphones</text:p>
          </table:table-cell>
          <table:table-cell table:style-name="Tableau1.A2" office:value-type="string">
            <text:p text:style-name="Standard"><text:s/>1 micro <text:s text:c="40"/></text:p>
          </table:table-cell>
          <table:table-cell table:style-name="Tableau1.C2" office:value-type="string">
            <text:p text:style-name="Standard"><text:s/><text:span text:style-name="T4">Présence absence, puis une carte 6 micros de</text:span> ReSpeaker) : <text:span text:style-name="T4">localisation de son (pas de migration vers la v4</text:span></text:p>
          </table:table-cell>
        </table:table-row>
        <table:table-row>
          <table:table-cell table:style-name="Tableau1.A2" office:value-type="string">
            <text:p text:style-name="Standard">Capteurs Ultrason</text:p>
          </table:table-cell>
          <table:table-cell table:style-name="Tableau1.A2" office:value-type="string">
            <text:p text:style-name="Standard"><text:s/><text:span text:style-name="T4">6</text:span>capteurs (HC-SR04) <text:span text:style-name="T4">+ 1 en rotation sur la tête avec servomoteur</text:span></text:p>
          </table:table-cell>
          <table:table-cell table:style-name="Tableau1.C2" office:value-type="string">
            <text:p text:style-name="Standard"><text:s/>Détection d'obstacles <text:span text:style-name="T5">couplé avec un retour visuel</text:span></text:p>
          </table:table-cell>
        </table:table-row>
        <table:table-row>
          <table:table-cell table:style-name="Tableau1.A2" office:value-type="string">
            <text:p text:style-name="Standard">LED</text:p>
          </table:table-cell>
          <table:table-cell table:style-name="Tableau1.A2" office:value-type="string">
            <text:p text:style-name="Standard"><text:s/>Ring de LED + LED RGB (émotions) <text:s text:c="14"/></text:p>
          </table:table-cell>
          <table:table-cell table:style-name="Tableau1.C2" office:value-type="string">
            <text:p text:style-name="Standard"><text:s/>Communication visuelle et émotions. <text:s text:c="57"/></text:p>
          </table:table-cell>
        </table:table-row>
        <table:table-row>
          <table:table-cell table:style-name="Tableau1.A2" office:value-type="string">
            <text:p text:style-name="Standard">Écran LCD <text:span text:style-name="T5">embarqué</text:span></text:p>
          </table:table-cell>
          <table:table-cell table:style-name="Tableau1.A2" office:value-type="string">
            <text:p text:style-name="Standard"><text:s/>Écran LCD (I2C) <text:s text:c="32"/></text:p>
          </table:table-cell>
          <table:table-cell table:style-name="Tableau1.C2" office:value-type="string">
            <text:p text:style-name="Standard"><text:s/>Affichage d<text:span text:style-name="T5">e données textuel sur 32 caractères</text:span></text:p>
          </table:table-cell>
        </table:table-row>
        <table:table-row>
          <table:table-cell table:style-name="Tableau1.A2" office:value-type="string">
            <text:p text:style-name="Standard">Buzzer</text:p>
          </table:table-cell>
          <table:table-cell table:style-name="Tableau1.A2" office:value-type="string">
            <text:p text:style-name="Standard"><text:s/>Actif <text:s text:c="42"/></text:p>
          </table:table-cell>
          <table:table-cell table:style-name="Tableau1.C2" office:value-type="string">
            <text:p text:style-name="Standard"><text:s/>Alertes sonores. <text:s text:c="76"/></text:p>
          </table:table-cell>
        </table:table-row>
        <text:soft-page-break/>
        <table:table-row>
          <table:table-cell table:style-name="Tableau1.A2" office:value-type="string">
            <text:p text:style-name="Standard">Enceinte</text:p>
          </table:table-cell>
          <table:table-cell table:style-name="Tableau1.A2" office:value-type="string">
            <text:p text:style-name="Standard"><text:s/>Enceinte JBL Bluetooth <text:s text:c="24"/></text:p>
          </table:table-cell>
          <table:table-cell table:style-name="Tableau1.C2" office:value-type="string">
            <text:p text:style-name="Standard"><text:s/>Qualité audio améliorée. <text:s text:c="67"/></text:p>
          </table:table-cell>
        </table:table-row>
        <table:table-row>
          <table:table-cell table:style-name="Tableau1.A2" office:value-type="string">
            <text:p text:style-name="Standard">Communication</text:p>
          </table:table-cell>
          <table:table-cell table:style-name="Tableau1.A2" office:value-type="string">
            <text:p text:style-name="Standard"><text:s/>Bluetooth (HC-05), I2C, USB-UART, Wi-Fi <text:s text:c="8"/></text:p>
          </table:table-cell>
          <table:table-cell table:style-name="Tableau1.C2" office:value-type="string">
            <text:p text:style-name="Standard"><text:s/>Pilotage et échanges de données <text:span text:style-name="T5">avec développement progressif : 2ème arduino dédié moteur.</text:span></text:p>
          </table:table-cell>
        </table:table-row>
        <table:table-row>
          <table:table-cell table:style-name="Tableau1.A2" office:value-type="string">
            <text:p text:style-name="P9">SP système pilote </text:p>
          </table:table-cell>
          <table:table-cell table:style-name="Tableau1.A2" office:value-type="string">
            <text:p text:style-name="P9">Tablette</text:p>
          </table:table-cell>
          <table:table-cell table:style-name="Tableau1.C2" office:value-type="string">
            <text:p text:style-name="P9">Un écran de pilotage unique</text:p>
          </table:table-cell>
        </table:table-row>
        <table:table-row>
          <table:table-cell table:style-name="Tableau1.A2" office:value-type="string">
            <text:p text:style-name="Standard">Alimentation</text:p>
          </table:table-cell>
          <table:table-cell table:style-name="Tableau1.A2" office:value-type="string">
            <text:p text:style-name="Standard"><text:s/>Batterie plomb 12V <text:s text:c="29"/></text:p>
          </table:table-cell>
          <table:table-cell table:style-name="Tableau1.C2" office:value-type="string">
            <text:p text:style-name="Standard"><text:s/><text:span text:style-name="T5">Au départ juste des piles, ou via connexion alim externe.</text:span></text:p>
          </table:table-cell>
        </table:table-row>
      </table:table>
      <text:p text:style-name="Standard"/>
      <text:p text:style-name="Standard"/>
      <text:h text:style-name="Heading_20_4" text:outline-level="4">L<text:span text:style-name="T1">a V4</text:span></text:h>
      <text:p text:style-name="P10"><text:span text:style-name="T3">(</text:span>la numérotation des version c’est faite à posteriori<text:span text:style-name="T3">)</text:span></text:p>
      <text:p text:style-name="P6">Était un système dont la construction progressive, en fonction des besoins constatés, des évolutions diverses avait permis d’atteindre les objectifs en terme de potentiel du robot, mais sans économie de moyen, sans conception structuré. On avait une preuve de fonctionnement mais pour un système à bout de souffle devenue quasiment impossible à maintenir malgré une inflation de documentation. <text:line-break/>Mais l’objectif de test des technique<text:span text:style-name="T6">s</text:span>, de fiabilité des <text:span text:style-name="T6">options</text:span> alternatives et la réflexion sur le potentiel d’usage <text:span text:style-name="T6">ont permis de préparer une V6 professionnelle qui est l’objectif actuel (la V5 étant sa version de travail préparatoire et test).</text:span></text:p>
      <text:p text:style-name="Standard">Protocoles de communication <text:span text:style-name="T7">de la V4</text:span> </text:p>
      <table:table table:name="Tableau3" table:style-name="Tableau3">
        <table:table-column table:style-name="Tableau3.A"/>
        <table:table-column table:style-name="Tableau3.B"/>
        <table:table-row>
          <table:table-cell table:style-name="Tableau3.A1" office:value-type="string">
            <text:p text:style-name="P11">Protocole</text:p>
          </table:table-cell>
          <table:table-cell table:style-name="Tableau3.B1" office:value-type="string">
            <text:p text:style-name="P11">Utilisation</text:p>
          </table:table-cell>
        </table:table-row>
        <table:table-row>
          <table:table-cell table:style-name="Tableau3.A2" office:value-type="string">
            <text:p text:style-name="Standard">Bluetooth</text:p>
          </table:table-cell>
          <table:table-cell table:style-name="Tableau3.B2" office:value-type="string">
            <text:p text:style-name="Standard"><text:s/>Pilotage via tablette/smartphone. <text:s text:c="65"/></text:p>
          </table:table-cell>
        </table:table-row>
        <table:table-row>
          <table:table-cell table:style-name="Tableau3.A2" office:value-type="string">
            <text:p text:style-name="Standard">I2C</text:p>
          </table:table-cell>
          <table:table-cell table:style-name="Tableau3.B2" office:value-type="string">
            <text:p text:style-name="Standard"><text:s/>Communication entre Raspberry Pi, Arduino, et écran LCD. <text:s text:c="42"/></text:p>
          </table:table-cell>
        </table:table-row>
        <table:table-row>
          <table:table-cell table:style-name="Tableau3.A2" office:value-type="string">
            <text:p text:style-name="Standard">USB-UART</text:p>
          </table:table-cell>
          <table:table-cell table:style-name="Tableau3.B2" office:value-type="string">
            <text:p text:style-name="Standard"><text:s/>Échanges directs entre Raspberry Pi et Arduino. <text:s text:c="51"/></text:p>
          </table:table-cell>
        </table:table-row>
        <table:table-row>
          <table:table-cell table:style-name="Tableau3.A2" office:value-type="string">
            <text:p text:style-name="Standard">Wi-Fi</text:p>
          </table:table-cell>
          <table:table-cell table:style-name="Tableau3.B2" office:value-type="string">
            <text:p text:style-name="Standard"><text:s/>Transmission vidéo/audio et commandes via réseau local. <text:s text:c="43"/></text:p>
          </table:table-cell>
        </table:table-row>
        <table:table-row>
          <table:table-cell table:style-name="Tableau3.A2" office:value-type="string">
            <text:p text:style-name="Standard">MQTT</text:p>
          </table:table-cell>
          <table:table-cell table:style-name="Tableau3.B2" office:value-type="string">
            <text:p text:style-name="Standard"><text:s/>Échanges de données entre Raspberry Pi et Arduino. <text:s text:c="48"/></text:p>
          </table:table-cell>
        </table:table-row>
      </table:table>
      <text:p text:style-name="Standard"/>
      <text:p text:style-name="Standard"><text:span text:style-name="T8">S</text:span><text:span text:style-name="T9">tructure</text:span> : Programme Arduino monolithique (.ino) <text:span text:style-name="T7">pas de factorisation</text:span>.<text:line-break/></text:p>
      <text:h text:style-name="Heading_20_4" text:outline-level="4">Résumé des évolutions </text:h>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P12"><text:s/>**Élément** <text:s text:c="15"/></text:p>
          </table:table-cell>
          <table:table-cell table:style-name="Tableau2.A1" office:value-type="string">
            <text:p text:style-name="P12"><text:s/>**V0** <text:s text:c="37"/></text:p>
          </table:table-cell>
          <table:table-cell table:style-name="Tableau2.A1" office:value-type="string">
            <text:p text:style-name="P12"><text:s/>**V<text:span text:style-name="T3">4</text:span>** <text:s text:c="37"/></text:p>
          </table:table-cell>
          <table:table-cell table:style-name="Tableau2.D1" office:value-type="string">
            <text:p text:style-name="P12"><text:s/>**Évolution** <text:s text:c="64"/></text:p>
          </table:table-cell>
        </table:table-row>
        <table:table-row>
          <table:table-cell table:style-name="Tableau2.A2" office:value-type="string">
            <text:p text:style-name="P12"><text:s/>**Architecture** <text:s text:c="10"/></text:p>
          </table:table-cell>
          <table:table-cell table:style-name="Tableau2.A2" office:value-type="string">
            <text:p text:style-name="P12"><text:s/>Raspberry Pi + Arduino Mega <text:s text:c="16"/></text:p>
          </table:table-cell>
          <table:table-cell table:style-name="Tableau2.A2" office:value-type="string">
            <text:p text:style-name="P12"><text:s/>SE (Smartphone) + Arduino Mega <text:s text:c="13"/></text:p>
          </table:table-cell>
          <table:table-cell table:style-name="Tableau2.D2" office:value-type="string">
            <text:p text:style-name="P12"><text:s/>Simplification et centralisation sur SE. <text:s text:c="35"/></text:p>
          </table:table-cell>
        </table:table-row>
        <table:table-row>
          <table:table-cell table:style-name="Tableau2.A2" office:value-type="string">
            <text:p text:style-name="P12"><text:s/>**Reconnaissance de forme**</text:p>
          </table:table-cell>
          <table:table-cell table:style-name="Tableau2.A2" office:value-type="string">
            <text:p text:style-name="P12"><text:s/>Caméra RPI + OpenCV <text:s text:c="24"/></text:p>
          </table:table-cell>
          <table:table-cell table:style-name="Tableau2.A2" office:value-type="string">
            <text:p text:style-name="P12"><text:s/>Caméras du SE + OpenCV <text:s text:c="21"/></text:p>
          </table:table-cell>
          <table:table-cell table:style-name="Tableau2.D2" office:value-type="string">
            <text:p text:style-name="P12"><text:s/>Suppression du matériel dédié (RPI). <text:s text:c="40"/></text:p>
          </table:table-cell>
        </table:table-row>
        <table:table-row>
          <table:table-cell table:style-name="Tableau2.A2" office:value-type="string">
            <text:p text:style-name="P12"><text:s/>**Microphones** <text:s text:c="11"/></text:p>
          </table:table-cell>
          <table:table-cell table:style-name="Tableau2.A2" office:value-type="string">
            <text:p text:style-name="P12"><text:s/>1 micro <text:s text:c="36"/></text:p>
          </table:table-cell>
          <table:table-cell table:style-name="Tableau2.A2" office:value-type="string">
            <text:p text:style-name="P12"><text:s/>3 micros <text:s text:c="35"/></text:p>
          </table:table-cell>
          <table:table-cell table:style-name="Tableau2.D2" office:value-type="string">
            <text:p text:style-name="P12"><text:s/>Ajout pour localisation des sons. <text:s text:c="43"/></text:p>
          </table:table-cell>
        </table:table-row>
        <table:table-row>
          <table:table-cell table:style-name="Tableau2.A2" office:value-type="string">
            <text:p text:style-name="P12"><text:s/>**LED** <text:s text:c="19"/></text:p>
          </table:table-cell>
          <table:table-cell table:style-name="Tableau2.A2" office:value-type="string">
            <text:p text:style-name="P12"><text:s/>Ring de LED + LED RGB <text:s text:c="22"/></text:p>
          </table:table-cell>
          <table:table-cell table:style-name="Tableau2.A2" office:value-type="string">
            <text:p text:style-name="P12"><text:s/>Ring de LED + Ruban de LED <text:s text:c="17"/></text:p>
          </table:table-cell>
          <table:table-cell table:style-name="Tableau2.D2" office:value-type="string">
            <text:p text:style-name="P12"><text:s/>Communication lumineuse améliorée. <text:s text:c="42"/></text:p>
          </table:table-cell>
        </table:table-row>
        <table:table-row>
          <table:table-cell table:style-name="Tableau2.A2" office:value-type="string">
            <text:p text:style-name="P12"><text:s/>**Écran LCD** <text:s text:c="13"/></text:p>
          </table:table-cell>
          <table:table-cell table:style-name="Tableau2.A2" office:value-type="string">
            <text:p text:style-name="P12"><text:s/>Écran LCD (I2C) <text:s text:c="28"/></text:p>
          </table:table-cell>
          <table:table-cell table:style-name="Tableau2.A2" office:value-type="string">
            <text:p text:style-name="P12"><text:s/>Supprimé <text:s text:c="34"/></text:p>
          </table:table-cell>
          <table:table-cell table:style-name="Tableau2.D2" office:value-type="string">
            <text:p text:style-name="P12"><text:s/>Simplification. <text:s text:c="61"/></text:p>
          </table:table-cell>
        </table:table-row>
        <text:soft-page-break/>
        <table:table-row>
          <table:table-cell table:style-name="Tableau2.A2" office:value-type="string">
            <text:p text:style-name="P12"><text:s/>**Protocoles** <text:s text:c="12"/></text:p>
          </table:table-cell>
          <table:table-cell table:style-name="Tableau2.A2" office:value-type="string">
            <text:p text:style-name="P12"><text:s/>Bluetooth, I2C, USB-UART, Wi-Fi <text:s text:c="12"/></text:p>
          </table:table-cell>
          <table:table-cell table:style-name="Tableau2.A2" office:value-type="string">
            <text:p text:style-name="P12"><text:s/>MQTT, Wi-Fi, USB-UART <text:s text:c="22"/></text:p>
          </table:table-cell>
          <table:table-cell table:style-name="Tableau2.D2" office:value-type="string">
            <text:p text:style-name="P12"><text:s/>Suppression de l'I2C et simplification des échanges. <text:s text:c="24"/></text:p>
          </table:table-cell>
        </table:table-row>
        <table:table-row>
          <table:table-cell table:style-name="Tableau2.A2" office:value-type="string">
            <text:p text:style-name="P12"><text:s/>**Programmes** <text:s text:c="12"/></text:p>
          </table:table-cell>
          <table:table-cell table:style-name="Tableau2.A2" office:value-type="string">
            <text:p text:style-name="P12"><text:s/>Monolithique (.ino) <text:s text:c="24"/></text:p>
          </table:table-cell>
          <table:table-cell table:style-name="Tableau2.A2" office:value-type="string">
            <text:p text:style-name="P12"><text:s/>Factorisé (.ino, .h, .cpp) <text:s text:c="17"/></text:p>
          </table:table-cell>
          <table:table-cell table:style-name="Tableau2.D2" office:value-type="string">
            <text:p text:style-name="P12"><text:s/>Meilleure maintenabilité et modularité. <text:s text:c="37"/></text:p>
          </table:table-cell>
        </table:table-row>
        <table:table-row>
          <table:table-cell table:style-name="Tableau2.A2" office:value-type="string">
            <text:p text:style-name="P12"><text:s/>**Encodage des données** <text:s text:c="2"/></text:p>
          </table:table-cell>
          <table:table-cell table:style-name="Tableau2.A2" office:value-type="string">
            <text:p text:style-name="P12"><text:s/>Format personnalisé <text:s text:c="24"/></text:p>
          </table:table-cell>
          <table:table-cell table:style-name="Tableau2.A2" office:value-type="string">
            <text:p text:style-name="P12"><text:s/>Format uniformisé (`$Var,Instance,Prop,Valeur#`) </text:p>
          </table:table-cell>
          <table:table-cell table:style-name="Tableau2.D2" office:value-type="string">
            <text:p text:style-name="P12"><text:s/>Standardisation pour Node-RED. <text:s text:c="46"/></text:p>
          </table:table-cell>
        </table:table-row>
      </table:table>
      <text:p text:style-name="Standard"/>
      <text:h text:style-name="Heading_20_4" text:outline-level="4">De V4 à V6 <text:span text:style-name="T10">Retour des expériences - Optimisation</text:span></text:h>
      <text:p text:style-name="P13">Répondre au défaut de la V4, garantir la fiabilité, faciliter les évolutions ↘ version pro.</text:p>
      <text:p text:style-name="P13"/>
      <text:p text:style-name="P14">Structure  physique du robot :</text:p>
      <text:p text:style-name="P15">- Articulation du tronc : permet d’augmenter la stabilité pendant les déplacement en limitant l’oscillation de la camera validé.<text:line-break/>-Articulation 2 axes de la tête : <text:s/>validé → cohérent avec l’axe du tronc et enrichie les expressions, permet de fonctionner sans les moteurs de déplacement. <text:line-break/>- Pour maintenir un équilibre de position à la coupure des servomoteurs (économie d’energie) on doit avoir deux position d’équilibre : tronc levé et tronc couché en fonction de la position initiale.<text:line-break/>- Pour fiabiliser les montages électriques <text:span text:style-name="T11">on ne place plus de capteurs sur des supports aluminium : trop de <text:s/>faux contact à l’usage (secousses, manipulations).<text:line-break/>- Garantir l’accès fiabilisé à l’électronique : convertisseurs,…et fiabilisé la plaque avant.<text:line-break/>- Fiabiliser la fixation des batteries et conserver une position la plus à l’arrière possible (équilibre en freinage).<text:line-break/>- Si nouveau corps : </text:span><text:span text:style-name="T12">v</text:span><text:span text:style-name="T11">alidation de la taille : hauteur, largeur, forme de la V4 forme finale. </text:span><text:span text:style-name="T12">Déjà optimum <text:s/>pour éviter les blocages, permettre la portabilité. J</text:span><text:span text:style-name="T11">uste optimis</text:span><text:span text:style-name="T12">er</text:span><text:span text:style-name="T11"> le poids </text:span><text:span text:style-name="T12">tant pour la consommation que pour les manipulations – prévoir juste une poignée de portage (transport) </text:span><text:span text:style-name="T10">solide</text:span><text:span text:style-name="T12"> </text:span><text:span text:style-name="T11">.</text:span></text:p>
      <text:p text:style-name="P16"/>
      <text:p text:style-name="P17"><text:span text:style-name="T10">Cablage</text:span></text:p>
      <text:p text:style-name="P18">Eliminer tout montage non fixé : usage systématique de bornier ou soudure. Uniquement <text:span text:style-name="T13">une transition pour démontage tête-corps et avant arrière corps pour permettre l’entretiens et la réparation.</text:span></text:p>
      <text:p text:style-name="P19"/>
      <text:p text:style-name="P19">Lisibilité du cablage et différence visible en les alimentations primaires et celle en 5V et les cables de données. Prévoir également une protection des cables. Bannir les relais de câblage de données hors ceux de démontage. </text:p>
      <text:p text:style-name="P20"/>
      <text:p text:style-name="P21">Intelligence embarquée</text:p>
      <text:p text:style-name="P22">La V4 répartissait sans logique stricte le traitement des données entre le smartphone embarqué, le RPI4 B+ 8 GO de RAM et l’arduino mega et l’arduino Uno, du fait des ajouts progressifs.<text:line-break/>L’évolution majeur de la V6 est une intégration globale d’une forme stabilisée avec un objectif d’économie de moyen : financier, énergie, entretien,… avec une optimisation de la fiabilité et des performances. </text:p>
      <text:p text:style-name="P23">Suppression du RPI qui faisait double emplois avec le smartphone sur lequel on a installé un linux (Termux) qui permet associé à l’appli Tasker et aux applis Android tiers <text:span text:style-name="T14">de fusionner les usages. Les ports GPIO du RPI n’étaient utilisé que pour la camera qui faisait également double emplois avec celle du smartphone. Les capteurs ayant toujours été sur l’arduino pour bénéficier de sa gestion d’horloge. Le smartphone comme cerveau permet aussi de sécurisé son alimentation (batterie intégrée) . On économise une alimentation dédiée au RPI. </text:span></text:p>
      <text:p text:style-name="P24"><text:soft-page-break/>Structure des échanges</text:p>
      <text:p text:style-name="P25">Tous les traitements (OpenCV, IA) sont désormais réalisés sur le S<text:span text:style-name="T15">martphone embarqué on élimine un intermédiaire et le smartphone via l’application tasker ouvre la porte des applis android au robot, tout en fournissant ses capteurs et actionneurs, même sans carte Sim il fonctionne si il est sur le même réseau que le SP et via internet si besoin puisqu’un serveur est installé sur <text:s/>la box de la maison. On garde les capacité de traitement et de gestion de l’arduino séparé comme avant mais en utilisant le smartphone pour sa connexion via le port USBC et en transmettant les données en parallèle au SP. Le SP à proximité de l’utilisateur passe les commandes et réceptionne les données via Node-red. Et l’on spécialise chaque appareil pour qu’il gère ses tâches bas niveau et n’échange que les données nécessaires en uniformisant le protocole VPIV d’échange de données et en permettant à node-red de conserver via un fichier jason la définitions et les valeurs par defauts de toutes les variables du système, cette centralisation permettant facilement d’ajuster les paramètres des différents capteurs, actionneurs,… et les propriétés associés.<text:line-break/></text:span><text:span text:style-name="T16">On fatorise l’ensemble de la structure et en particulier l’arduino pour permettre des évolutions et une facilité de lecture, on supprime toutes fonctions bloquantes dans l’arduino et on revoit la défiition des mode de fonctionnement pour optimiser les échanges.</text:span></text:p>
      <text:p text:style-name="P26"/>
      <table:table table:name="Tableau4" table:style-name="Tableau4">
        <table:table-column table:style-name="Tableau4.A"/>
        <table:table-column table:style-name="Tableau4.B" table:number-columns-repeated="2"/>
        <table:table-column table:style-name="Tableau4.D"/>
        <table:table-row>
          <table:table-cell table:style-name="Tableau4.A1" office:value-type="string">
            <text:p text:style-name="P27">Élément</text:p>
          </table:table-cell>
          <table:table-cell table:style-name="Tableau4.A1" office:value-type="string">
            <text:p text:style-name="P27"><text:s/>V0</text:p>
          </table:table-cell>
          <table:table-cell table:style-name="Tableau4.A1" office:value-type="string">
            <text:p text:style-name="P27">V1</text:p>
          </table:table-cell>
          <table:table-cell table:style-name="Tableau4.D1" office:value-type="string">
            <text:p text:style-name="P27">Évolution</text:p>
          </table:table-cell>
        </table:table-row>
        <table:table-row>
          <table:table-cell table:style-name="Tableau4.A2" office:value-type="string">
            <text:p text:style-name="P27"><text:s/>Architecture</text:p>
          </table:table-cell>
          <table:table-cell table:style-name="Tableau4.A2" office:value-type="string">
            <text:p text:style-name="P27"><text:s/>Raspberry Pi + Arduino Mega</text:p>
          </table:table-cell>
          <table:table-cell table:style-name="Tableau4.A2" office:value-type="string">
            <text:p text:style-name="P27"><text:s/>SE (Smartphone) + Arduino Mega</text:p>
          </table:table-cell>
          <table:table-cell table:style-name="Tableau4.D2" office:value-type="string">
            <text:p text:style-name="P27">Simplification et centralisation sur SE <text:span text:style-name="T17">+ intégration des expériences de structure (forme, articulation, câblage,...</text:span></text:p>
          </table:table-cell>
        </table:table-row>
        <table:table-row>
          <table:table-cell table:style-name="Tableau4.A2" office:value-type="string">
            <text:p text:style-name="P27">Reconnaissance de forme</text:p>
          </table:table-cell>
          <table:table-cell table:style-name="Tableau4.A2" office:value-type="string">
            <text:p text:style-name="P27"><text:s/>Caméra RPI + OpenCV</text:p>
          </table:table-cell>
          <table:table-cell table:style-name="Tableau4.A2" office:value-type="string">
            <text:p text:style-name="P27"><text:s/>Caméras du SE + OpenCV</text:p>
          </table:table-cell>
          <table:table-cell table:style-name="Tableau4.D2" office:value-type="string">
            <text:p text:style-name="P27">Suppression du matériel dédié (RPI)</text:p>
          </table:table-cell>
        </table:table-row>
        <table:table-row>
          <table:table-cell table:style-name="Tableau4.A2" office:value-type="string">
            <text:p text:style-name="P27">Microphones</text:p>
          </table:table-cell>
          <table:table-cell table:style-name="Tableau4.A2" office:value-type="string">
            <text:p text:style-name="P27"><text:s/>1 micro</text:p>
          </table:table-cell>
          <table:table-cell table:style-name="Tableau4.A2" office:value-type="string">
            <text:p text:style-name="P27"><text:s/>3 micros</text:p>
          </table:table-cell>
          <table:table-cell table:style-name="Tableau4.D2" office:value-type="string">
            <text:p text:style-name="P27">Ajout pour localisation des sons</text:p>
          </table:table-cell>
        </table:table-row>
        <table:table-row>
          <table:table-cell table:style-name="Tableau4.A2" office:value-type="string">
            <text:p text:style-name="P27">LED</text:p>
          </table:table-cell>
          <table:table-cell table:style-name="Tableau4.A2" office:value-type="string">
            <text:p text:style-name="P27"><text:s/>Ring de LED + LED RGB</text:p>
          </table:table-cell>
          <table:table-cell table:style-name="Tableau4.A2" office:value-type="string">
            <text:p text:style-name="P27"><text:s/>Ring de LED + Ruban de LED</text:p>
          </table:table-cell>
          <table:table-cell table:style-name="Tableau4.D2" office:value-type="string">
            <text:p text:style-name="P27">Communication lumineuse améliorée</text:p>
          </table:table-cell>
        </table:table-row>
        <table:table-row>
          <table:table-cell table:style-name="Tableau4.A2" office:value-type="string">
            <text:p text:style-name="P27">Écran</text:p>
          </table:table-cell>
          <table:table-cell table:style-name="Tableau4.A2" office:value-type="string">
            <text:p text:style-name="P27"><text:s/>Écran LCD (I2C)</text:p>
          </table:table-cell>
          <table:table-cell table:style-name="Tableau4.A2" office:value-type="string">
            <text:p text:style-name="P27"><text:s/>Supprimé</text:p>
          </table:table-cell>
          <table:table-cell table:style-name="Tableau4.D2" office:value-type="string">
            <text:p text:style-name="P27"><text:s/>Simplification, <text:span text:style-name="T17">Tasker permet de généré des scènes sur l’écran du smartphone avec un potentiel sans limite</text:span></text:p>
          </table:table-cell>
        </table:table-row>
        <table:table-row>
          <table:table-cell table:style-name="Tableau4.A2" office:value-type="string">
            <text:p text:style-name="P27">Protocoles</text:p>
          </table:table-cell>
          <table:table-cell table:style-name="Tableau4.A2" office:value-type="string">
            <text:p text:style-name="P27"><text:s/>Bluetooth, I2C, USB-UART, Wi-Fi</text:p>
          </table:table-cell>
          <table:table-cell table:style-name="Tableau4.A2" office:value-type="string">
            <text:p text:style-name="P27"><text:s/>MQTT, Wi-Fi, USB-UART</text:p>
          </table:table-cell>
          <table:table-cell table:style-name="Tableau4.D2" office:value-type="string">
            <text:p text:style-name="P27"><text:s/>Suppression de l'I2C et simplification des échanges</text:p>
          </table:table-cell>
        </table:table-row>
        <table:table-row>
          <table:table-cell table:style-name="Tableau4.A2" office:value-type="string">
            <text:p text:style-name="P27">Programmes</text:p>
          </table:table-cell>
          <table:table-cell table:style-name="Tableau4.A2" office:value-type="string">
            <text:p text:style-name="P27"><text:s/>Monolithique (.ino)</text:p>
          </table:table-cell>
          <table:table-cell table:style-name="Tableau4.A2" office:value-type="string">
            <text:p text:style-name="P27"><text:s/>Factorisé (.ino, .h, .cpp)</text:p>
          </table:table-cell>
          <table:table-cell table:style-name="Tableau4.D2" office:value-type="string">
            <text:p text:style-name="P27"><text:s/>Meilleure maintenabilité et modularité</text:p>
          </table:table-cell>
        </table:table-row>
        <table:table-row>
          <table:table-cell table:style-name="Tableau4.A2" office:value-type="string">
            <text:p text:style-name="P27">Encodage des données</text:p>
          </table:table-cell>
          <table:table-cell table:style-name="Tableau4.A2" office:value-type="string">
            <text:p text:style-name="P27"><text:s/>Format personnalisé</text:p>
          </table:table-cell>
          <table:table-cell table:style-name="Tableau4.A2" office:value-type="string">
            <text:p text:style-name="P27"><text:s/>Format uniformisé (`$Var,Instance,Prop,Valeur#`) </text:p>
          </table:table-cell>
          <table:table-cell table:style-name="Tableau4.D2" office:value-type="string">
            <text:p text:style-name="P27"><text:s/>Standardisation pour Node-RED</text:p>
          </table:table-cell>
        </table:table-row>
        <table:table-row>
          <table:table-cell table:style-name="Tableau4.A2" office:value-type="string">
            <text:p text:style-name="P28">Autres capteurs et actionneurs hors ceux du smartphone</text:p>
          </table:table-cell>
          <table:table-cell table:style-name="Tableau4.A2" office:value-type="string">
            <text:p text:style-name="P28">Capteur Int lumière, buzzer, us,...</text:p>
          </table:table-cell>
          <table:table-cell table:style-name="Tableau4.A2" office:value-type="string">
            <text:p text:style-name="P29">Détecteur de force pour créer une laisse électronique</text:p>
          </table:table-cell>
          <table:table-cell table:style-name="Tableau4.D2" office:value-type="string">
            <text:p text:style-name="P28">Suppression et ajout simplifié et sérialisé évite les effects de bords. Augmentation du nombre de données et action avec rationalisation</text:p>
          </table:table-cell>
        </table:table-row>
      </table:table>
      <text:p text:style-name="P30"/>
      <text:h text:style-name="P31" text:outline-level="1"><text:bookmark-start text:name="__RefHeading___Toc28856_2626828182 Copie 1"/>II — ARCHITECTURE GLOBALE DU SYSTÈME<text:bookmark-end text:name="__RefHeading___Toc28856_2626828182 Copie 1"/></text:h>
      <text:h text:style-name="P32" text:outline-level="3"><text:bookmark-start text:name="__RefHeading___Toc28854_2626828182"/>Périmètre technique<text:bookmark-end text:name="__RefHeading___Toc28854_2626828182"/></text:h>
      <table:table table:name="Tableau5" table:style-name="Tableau5">
        <table:table-column table:style-name="Tableau5.A"/>
        <table:table-column table:style-name="Tableau5.B"/>
        <table:table-header-rows>
          <table:table-row>
            <table:table-cell table:style-name="Tableau5.A1" office:value-type="string">
              <text:p text:style-name="P33">Élément</text:p>
            </table:table-cell>
            <table:table-cell table:style-name="Tableau5.A1" office:value-type="string">
              <text:p text:style-name="P33">Rôle</text:p>
            </table:table-cell>
          </table:table-row>
        </table:table-header-rows>
        <table:table-row>
          <table:table-cell table:style-name="Tableau5.A1" office:value-type="string">
            <text:p text:style-name="P34"><text:span text:style-name="Strong_20_Emphasis">Arduino Mega 2560</text:span></text:p>
          </table:table-cell>
          <table:table-cell table:style-name="Tableau5.A1" office:value-type="string">
            <text:p text:style-name="P34">Cœur bas niveau temps réel</text:p>
          </table:table-cell>
        </table:table-row>
        <table:table-row>
          <table:table-cell table:style-name="Tableau5.A1" office:value-type="string">
            <text:p text:style-name="P34"><text:span text:style-name="Strong_20_Emphasis">Arduino Uno</text:span></text:p>
          </table:table-cell>
          <table:table-cell table:style-name="Tableau5.A1" office:value-type="string">
            <text:p text:style-name="P34">Pilotage moteurs</text:p>
          </table:table-cell>
        </table:table-row>
        <table:table-row>
          <table:table-cell table:style-name="Tableau5.A1" office:value-type="string">
            <text:p text:style-name="P34"><text:span text:style-name="Strong_20_Emphasis">Smartphone SE</text:span></text:p>
          </table:table-cell>
          <table:table-cell table:style-name="Tableau5.A1" office:value-type="string">
            <text:p text:style-name="P34">Gateway terrain (Tasker, événements, capteurs OS)</text:p>
          </table:table-cell>
        </table:table-row>
        <table:table-row>
          <table:table-cell table:style-name="Tableau5.A1" office:value-type="string">
            <text:p text:style-name="P34"><text:span text:style-name="Strong_20_Emphasis">Smartphone SP</text:span></text:p>
          </table:table-cell>
          <table:table-cell table:style-name="Tableau5.A1" office:value-type="string">
            <text:p text:style-name="P34">Orchestration Node-RED</text:p>
          </table:table-cell>
        </table:table-row>
        <table:table-row>
          <table:table-cell table:style-name="Tableau5.A1" office:value-type="string">
            <text:p text:style-name="P34"><text:span text:style-name="Strong_20_Emphasis">MQTT</text:span></text:p>
          </table:table-cell>
          <table:table-cell table:style-name="Tableau5.A1" office:value-type="string">
            <text:p text:style-name="P34">Bus logique principal</text:p>
          </table:table-cell>
        </table:table-row>
      </table:table>
      <text:p text:style-name="P35"/>
      <text:h text:style-name="P36" text:outline-level="2"><text:bookmark-start text:name="__RefHeading___Toc28858_2626828182"/>Version opérationnelle détaillée (réseau réel, exploitation réelle)<text:bookmark-end text:name="__RefHeading___Toc28858_2626828182"/></text:h>
      <text:p text:style-name="P37"/>
      <text:h text:style-name="P36" text:outline-level="2"><text:bookmark-start text:name="__RefHeading___Toc28860_2626828182"/>II.1 — Principe général<text:bookmark-end text:name="__RefHeading___Toc28860_2626828182"/></text:h>
      <text:p text:style-name="P35">L’architecture globale du projet RobotCirculationData repose sur une <text:span text:style-name="Strong_20_Emphasis">séparation stricte entre :</text:span></text:p>
      <text:list text:style-name="L1">
        <text:list-item>
          <text:p text:style-name="P38"><text:span text:style-name="Strong_20_Emphasis">le temps réel bas niveau</text:span> (Arduino)</text:p>
        </text:list-item>
        <text:list-item>
          <text:p text:style-name="P38"><text:span text:style-name="Strong_20_Emphasis">l’orchestration logique</text:span> (Node-RED, noté SP)</text:p>
        </text:list-item>
        <text:list-item>
          <text:p text:style-name="P38"><text:span text:style-name="Strong_20_Emphasis">l’intégration applicative et système Android</text:span> (Tasker, noté SE)</text:p>
        </text:list-item>
        <text:list-item>
          <text:p text:style-name="P38"><text:span text:style-name="Strong_20_Emphasis">le transport et le découplage</text:span> (MQTT)</text:p>
        </text:list-item>
      </text:list>
      <text:p text:style-name="P35">Cette architecture n’est <text:span text:style-name="Strong_20_Emphasis">pas théorique</text:span> : elle est conçue pour fonctionner <text:span text:style-name="Strong_20_Emphasis">dans plusieurs contextes réseau réels</text:span>, locaux ou distants, sans modification du code Arduino.</text:p>
      <text:p text:style-name="P35">Le cœur de la robustesse du système repose sur :</text:p>
      <text:list text:style-name="L2">
        <text:list-item>
          <text:p text:style-name="P39">l’unicité du protocole VPIV</text:p>
        </text:list-item>
        <text:list-item>
          <text:p text:style-name="P39">la centralisation logique dans Node-RED</text:p>
        </text:list-item>
        <text:list-item>
          <text:p text:style-name="P39">l’absence de dépendance critique à Internet</text:p>
        </text:list-item>
      </text:list>
      <text:p text:style-name="P37"/>
      <text:h text:style-name="P36" text:outline-level="2"><text:bookmark-start text:name="__RefHeading___Toc28862_2626828182"/>II.2 — Rôles exacts des entités<text:bookmark-end text:name="__RefHeading___Toc28862_2626828182"/></text:h>
      <text:h text:style-name="P40" text:outline-level="3"><text:bookmark-start text:name="__RefHeading___Toc28864_2626828182"/>Arduino (Mega 2560)<text:bookmark-end text:name="__RefHeading___Toc28864_2626828182"/></text:h>
      <text:p text:style-name="P35">Rôle <text:span text:style-name="Strong_20_Emphasis">strictement bas niveau</text:span> :</text:p>
      <text:list text:style-name="L3">
        <text:list-item>
          <text:p text:style-name="P41">pilotage des actionneurs</text:p>
        </text:list-item>
        <text:list-item>
          <text:p text:style-name="P41">acquisition capteurs</text:p>
        </text:list-item>
        <text:list-item>
          <text:p text:style-name="P41"><text:soft-page-break/>sécurité de mouvement autonome</text:p>
        </text:list-item>
        <text:list-item>
          <text:p text:style-name="P41">exécution déterministe</text:p>
        </text:list-item>
      </text:list>
      <text:p text:style-name="P35">L’Arduino :</text:p>
      <text:list text:style-name="L4">
        <text:list-item>
          <text:p text:style-name="P42"><text:span text:style-name="Strong_20_Emphasis">ne connaît pas MQTT</text:span></text:p>
        </text:list-item>
        <text:list-item>
          <text:p text:style-name="P42"><text:span text:style-name="Strong_20_Emphasis">ne connaît pas Internet</text:span></text:p>
        </text:list-item>
        <text:list-item>
          <text:p text:style-name="P42"><text:span text:style-name="Strong_20_Emphasis">ne connaît pas Node-RED</text:span></text:p>
        </text:list-item>
      </text:list>
      <text:p text:style-name="P35">Il ne traite que des messages VPIV reçus par la couche communication.</text:p>
      <text:p text:style-name="P35">👉 Toute décision non strictement matérielle est <text:span text:style-name="Strong_20_Emphasis">hors Arduino</text:span>.</text:p>
      <text:p text:style-name="P37"/>
      <text:h text:style-name="P40" text:outline-level="3"><text:bookmark-start text:name="__RefHeading___Toc28866_2626828182"/>SP — Smartphone pilote / Ordinateur / RPI (Node-RED)<text:bookmark-end text:name="__RefHeading___Toc28866_2626828182"/></text:h>
      <text:p text:style-name="P35">Le SP est <text:span text:style-name="Strong_20_Emphasis">l’entité d’orchestration</text:span>.</text:p>
      <text:p text:style-name="P35">Il peut être :</text:p>
      <text:list text:style-name="L5">
        <text:list-item>
          <text:p text:style-name="P43">un smartphone (Xiaomi)</text:p>
        </text:list-item>
        <text:list-item>
          <text:p text:style-name="P43">un ordinateur portable</text:p>
        </text:list-item>
        <text:list-item>
          <text:p text:style-name="P43">le serveur Raspberry Pi 3</text:p>
        </text:list-item>
      </text:list>
      <text:p text:style-name="P35">👉 Le système est conçu pour que <text:span text:style-name="Strong_20_Emphasis">tout dispositif capable de faire tourner Node-RED puisse devenir SP</text:span>.</text:p>
      <text:p text:style-name="P35">Fonctions SP :</text:p>
      <text:list text:style-name="L6">
        <text:list-item>
          <text:p text:style-name="P44">interprétation métier des messages VPIV</text:p>
        </text:list-item>
        <text:list-item>
          <text:p text:style-name="P44">maintien de l’état global du système</text:p>
        </text:list-item>
        <text:list-item>
          <text:p text:style-name="P44">arbitrage des commandes</text:p>
        </text:list-item>
        <text:list-item>
          <text:p text:style-name="P44">journalisation</text:p>
        </text:list-item>
        <text:list-item>
          <text:p text:style-name="P44">interface homme / logique</text:p>
        </text:list-item>
      </text:list>
      <text:p text:style-name="P35">Le SP est la <text:span text:style-name="Strong_20_Emphasis">source de vérité logique</text:span>.</text:p>
      <text:p text:style-name="P37"/>
      <text:h text:style-name="P40" text:outline-level="3"><text:bookmark-start text:name="__RefHeading___Toc28868_2626828182"/>SE — Smartphone embarqué (Tasker)<text:bookmark-end text:name="__RefHeading___Toc28868_2626828182"/></text:h>
      <text:p text:style-name="P35">Le SE agit comme :</text:p>
      <text:list text:style-name="L7">
        <text:list-item>
          <text:p text:style-name="P45">passerelle série Arduino</text:p>
        </text:list-item>
        <text:list-item>
          <text:p text:style-name="P45">capteur logiciel (OS, batterie, événements Android)</text:p>
        </text:list-item>
        <text:list-item>
          <text:p text:style-name="P45">déclencheur d’actions applicatives</text:p>
        </text:list-item>
      </text:list>
      <text:p text:style-name="P35">Tasker communique avec Node-RED via MQTT en utilisant <text:span text:style-name="Strong_20_Emphasis">le même cœur VPIV</text:span>, avec extensions (catégorie A notamment).</text:p>
      <text:p text:style-name="P35"><text:soft-page-break/>👉 SE n’est jamais décisionnaire critique.</text:p>
      <text:p text:style-name="P37"/>
      <text:h text:style-name="P36" text:outline-level="2"><text:bookmark-start text:name="__RefHeading___Toc28870_2626828182"/>II.3 — Serveur central sur box : Raspberry Pi 3<text:bookmark-end text:name="__RefHeading___Toc28870_2626828182"/></text:h>
      <text:h text:style-name="P40" text:outline-level="3"><text:bookmark-start text:name="__RefHeading___Toc28872_2626828182"/>II.3.1 — Justification du choix<text:bookmark-end text:name="__RefHeading___Toc28872_2626828182"/></text:h>
      <text:p text:style-name="P35">Installer un serveur sur la box permet de résoudre plusieurs contraintes :</text:p>
      <text:list text:style-name="L8">
        <text:list-item>
          <text:p text:style-name="P46">accès distant fiable</text:p>
        </text:list-item>
        <text:list-item>
          <text:p text:style-name="P46">point fixe dans le réseau domestique</text:p>
        </text:list-item>
        <text:list-item>
          <text:p text:style-name="P46">broker MQTT unique</text:p>
        </text:list-item>
        <text:list-item>
          <text:p text:style-name="P46">hébergement Node-RED permanent</text:p>
        </text:list-item>
      </text:list>
      <text:p text:style-name="P35">Le Raspberry Pi 3 joue donc un <text:span text:style-name="Strong_20_Emphasis">rôle structurant</text:span>, mais <text:span text:style-name="Strong_20_Emphasis">non critique</text:span>.</text:p>
      <text:p text:style-name="P37"/>
      <text:h text:style-name="P40" text:outline-level="3"><text:bookmark-start text:name="__RefHeading___Toc28874_2626828182"/>II.3.2 — Configuration réseau du serveur RPI<text:bookmark-end text:name="__RefHeading___Toc28874_2626828182"/></text:h>
      <text:p text:style-name="P35">Interfaces réseau :</text:p>
      <text:list text:style-name="L9">
        <text:list-item>
          <text:p text:style-name="P47">Ethernet (IP fixe) : <text:span text:style-name="Source_20_Text">192.168.1.38</text:span></text:p>
        </text:list-item>
        <text:list-item>
          <text:p text:style-name="P47">Wi-Fi local (IP fixe) : <text:span text:style-name="Source_20_Text">192.168.1.37</text:span></text:p>
        </text:list-item>
      </text:list>
      <text:p text:style-name="P35">Adresse publique :</text:p>
      <text:list text:style-name="L10">
        <text:list-item>
          <text:p text:style-name="P48">Accès HTTP : <text:span text:style-name="Source_20_Text">http://92.139.73.217/</text:span></text:p>
        </text:list-item>
        <text:list-item>
          <text:p text:style-name="P48">Accès DNS dynamique : <text:span text:style-name="Source_20_Text">robotz-vincent.duckdns.org</text:span></text:p>
        </text:list-item>
      </text:list>
      <text:p text:style-name="P35">Services installés :</text:p>
      <text:list text:style-name="L11">
        <text:list-item>
          <text:p text:style-name="P49">SSH (port 22)</text:p>
        </text:list-item>
        <text:list-item>
          <text:p text:style-name="P49">VNC</text:p>
        </text:list-item>
        <text:list-item>
          <text:p text:style-name="P49">Broker MQTT (mosquitto)</text:p>
        </text:list-item>
        <text:list-item>
          <text:p text:style-name="P49">Serveur Web</text:p>
        </text:list-item>
        <text:list-item>
          <text:p text:style-name="P49">Node-RED</text:p>
        </text:list-item>
      </text:list>
      <text:p text:style-name="P35">👉 Le serveur peut <text:span text:style-name="Strong_20_Emphasis">remplacer un SP</text:span> si nécessaire.</text:p>
      <text:p text:style-name="P37"/>
      <text:h text:style-name="P40" text:outline-level="3"><text:bookmark-start text:name="__RefHeading___Toc28876_2626828182"/>II.3.3 — Accès distant et sécurité<text:bookmark-end text:name="__RefHeading___Toc28876_2626828182"/></text:h>
      <text:p text:style-name="P35">L’accès distant permet :</text:p>
      <text:list text:style-name="L12">
        <text:list-item>
          <text:p text:style-name="P50">supervision</text:p>
        </text:list-item>
        <text:list-item>
          <text:p text:style-name="P50">pilotage logique</text:p>
        </text:list-item>
        <text:list-item>
          <text:p text:style-name="P50"><text:soft-page-break/>diagnostic</text:p>
        </text:list-item>
      </text:list>
      <text:p text:style-name="P35"><text:span text:style-name="Strong_20_Emphasis">Aucune commande critique n’est jamais traitée directement depuis Internet sans passer par Node-RED.</text:span></text:p>
      <text:p text:style-name="P35">L’Arduino n’est <text:span text:style-name="Strong_20_Emphasis">jamais exposé</text:span> au réseau IP.</text:p>
      <text:p text:style-name="P37"/>
      <text:h text:style-name="P36" text:outline-level="2"><text:bookmark-start text:name="__RefHeading___Toc28878_2626828182"/>II.4 — Architecture MQTT réelle<text:bookmark-end text:name="__RefHeading___Toc28878_2626828182"/></text:h>
      <text:h text:style-name="P40" text:outline-level="3"><text:bookmark-start text:name="__RefHeading___Toc28880_2626828182"/>II.4.1 — Broker unique<text:bookmark-end text:name="__RefHeading___Toc28880_2626828182"/></text:h>
      <text:p text:style-name="P35">Un seul broker MQTT est retenu :</text:p>
      <text:list text:style-name="L13">
        <text:list-item>
          <text:p text:style-name="P51">installé sur le RPI serveur</text:p>
        </text:list-item>
      </text:list>
      <text:p text:style-name="P35">Le déploiement d’un broker sur SE a été étudié puis abandonné.</text:p>
      <text:p text:style-name="P35">👉 Cela garantit :</text:p>
      <text:list text:style-name="L14">
        <text:list-item>
          <text:p text:style-name="P52">cohérence</text:p>
        </text:list-item>
        <text:list-item>
          <text:p text:style-name="P52">traçabilité</text:p>
        </text:list-item>
        <text:list-item>
          <text:p text:style-name="P52">réduction des configurations multiples</text:p>
        </text:list-item>
      </text:list>
      <text:p text:style-name="P37"/>
      <text:h text:style-name="P40" text:outline-level="3"><text:bookmark-start text:name="__RefHeading___Toc28882_2626828182"/>II.4.2 — Lignes d’échange distinctes<text:bookmark-end text:name="__RefHeading___Toc28882_2626828182"/></text:h>
      <text:p text:style-name="P35">Deux lignes principales :</text:p>
      <text:list text:style-name="L15">
        <text:list-item>
          <text:p text:style-name="P53"><text:span text:style-name="Strong_20_Emphasis">Arduino ↔ SP</text:span></text:p>
          <text:list>
            <text:list-item>
              <text:p text:style-name="P53">via SE (IoT Gateway)</text:p>
            </text:list-item>
            <text:list-item>
              <text:p text:style-name="P53">série → MQTT</text:p>
            </text:list-item>
          </text:list>
        </text:list-item>
        <text:list-item>
          <text:p text:style-name="P53"><text:span text:style-name="Strong_20_Emphasis">SE ↔ SP</text:span></text:p>
          <text:list>
            <text:list-item>
              <text:p text:style-name="P53">Tasker ↔ Node-RED</text:p>
            </text:list-item>
            <text:list-item>
              <text:p text:style-name="P53">MQTT natif</text:p>
            </text:list-item>
          </text:list>
        </text:list-item>
      </text:list>
      <text:p text:style-name="P35">Ces deux lignes utilisent <text:span text:style-name="Strong_20_Emphasis">le même protocole VPIV</text:span>.</text:p>
      <text:p text:style-name="P37"/>
      <text:h text:style-name="P40" text:outline-level="3"><text:bookmark-start text:name="__RefHeading___Toc28884_2626828182"/>II.4.3 — Topics Arduino ↔ Node-RED<text:bookmark-end text:name="__RefHeading___Toc28884_2626828182"/></text:h>
      <text:p text:style-name="P35">Limitation imposée par IoT Gateway :</text:p>
      <text:list text:style-name="L16">
        <text:list-item>
          <text:p text:style-name="P54"><text:span text:style-name="Source_20_Text">arduino/commande</text:span> (SP → Arduino)</text:p>
        </text:list-item>
        <text:list-item>
          <text:p text:style-name="P54"><text:span text:style-name="Source_20_Text">arduino/reponse</text:span> (Arduino → SP)</text:p>
        </text:list-item>
        <text:list-item>
          <text:p text:style-name="P54"><text:span text:style-name="Source_20_Text">arduino/statut</text:span> (Arduino → SP)</text:p>
        </text:list-item>
      </text:list>
      <text:p text:style-name="P35">👉 La sémantique est portée <text:span text:style-name="Strong_20_Emphasis">exclusivement par VPIV</text:span>.</text:p>
      <text:p text:style-name="P37"><text:soft-page-break/></text:p>
      <text:h text:style-name="P40" text:outline-level="3"><text:bookmark-start text:name="__RefHeading___Toc28886_2626828182"/>II.4.4 — Topics SE ↔ Node-RED<text:bookmark-end text:name="__RefHeading___Toc28886_2626828182"/></text:h>
      <text:p text:style-name="P35">Structure retenue :</text:p>
      <text:list text:style-name="L17">
        <text:list-item>
          <text:p text:style-name="P55"><text:span text:style-name="Source_20_Text">SE/commande</text:span></text:p>
        </text:list-item>
        <text:list-item>
          <text:p text:style-name="P55"><text:span text:style-name="Source_20_Text">SE/reponse</text:span></text:p>
        </text:list-item>
        <text:list-item>
          <text:p text:style-name="P55"><text:span text:style-name="Source_20_Text">SE/statut</text:span></text:p>
        </text:list-item>
      </text:list>
      <text:p text:style-name="P35">Le champ <text:span text:style-name="Source_20_Text">cat</text:span> de VPIV permet :</text:p>
      <text:list text:style-name="L18">
        <text:list-item>
          <text:p text:style-name="P56">de distinguer variable / événement / application</text:p>
        </text:list-item>
        <text:list-item>
          <text:p text:style-name="P56">d’adapter le traitement Node-RED</text:p>
        </text:list-item>
      </text:list>
      <text:p text:style-name="P37"/>
      <text:h text:style-name="P36" text:outline-level="2"><text:bookmark-start text:name="__RefHeading___Toc28888_2626828182"/>II.5 — Contraintes de taille et de fréquence<text:bookmark-end text:name="__RefHeading___Toc28888_2626828182"/></text:h>
      <text:list text:style-name="L19">
        <text:list-item>
          <text:p text:style-name="P57">Messages &lt; 100 caractères</text:p>
        </text:list-item>
        <text:list-item>
          <text:p text:style-name="P57">Faible fréquence côté SE</text:p>
        </text:list-item>
        <text:list-item>
          <text:p text:style-name="P57">Messages courts côté Arduino (temps réel)</text:p>
        </text:list-item>
      </text:list>
      <text:p text:style-name="P35">Tasker :</text:p>
      <text:list text:style-name="L20">
        <text:list-item>
          <text:p text:style-name="P58">excellent support Regex</text:p>
        </text:list-item>
        <text:list-item>
          <text:p text:style-name="P58">découpage topic</text:p>
        </text:list-item>
        <text:list-item>
          <text:p text:style-name="P58">JSON possible mais volontairement limité</text:p>
        </text:list-item>
      </text:list>
      <text:p text:style-name="P35">👉 Le protocole VPIV compact est <text:span text:style-name="Strong_20_Emphasis">optimal</text:span> pour les deux lignes.</text:p>
      <text:p text:style-name="P37"/>
      <text:h text:style-name="P36" text:outline-level="2"><text:bookmark-start text:name="__RefHeading___Toc28890_2626828182"/>II.6 — Fonctionnement en cas de coupure Internet<text:bookmark-end text:name="__RefHeading___Toc28890_2626828182"/></text:h>
      <text:list text:style-name="L21">
        <text:list-item>
          <text:p text:style-name="P59">Le robot reste opérationnel en local</text:p>
        </text:list-item>
        <text:list-item>
          <text:p text:style-name="P59">Le SP peut être un smartphone partageant sa connexion</text:p>
        </text:list-item>
        <text:list-item>
          <text:p text:style-name="P59">Le broker local SP prend le relais</text:p>
        </text:list-item>
      </text:list>
      <text:p text:style-name="P35">La perte d’Internet n’empêche <text:span text:style-name="Strong_20_Emphasis">aucune fonction critique</text:span>.</text:p>
      <text:p text:style-name="P37"/>
      <text:h text:style-name="P36" text:outline-level="2"><text:bookmark-start text:name="__RefHeading___Toc28892_2626828182"/>II.7 — Source de vérité et sécurité<text:bookmark-end text:name="__RefHeading___Toc28892_2626828182"/></text:h>
      <text:list text:style-name="L22">
        <text:list-item>
          <text:p text:style-name="P60"><text:span text:style-name="Strong_20_Emphasis">Node-RED</text:span> :</text:p>
          <text:list>
            <text:list-item>
              <text:p text:style-name="P60">source de vérité logique</text:p>
            </text:list-item>
            <text:list-item>
              <text:p text:style-name="P60">configuration persistante (JSON)</text:p>
            </text:list-item>
          </text:list>
        </text:list-item>
        <text:list-item>
          <text:p text:style-name="P60"><text:soft-page-break/><text:span text:style-name="Strong_20_Emphasis">Arduino</text:span> :</text:p>
          <text:list>
            <text:list-item>
              <text:p text:style-name="P60">sécurité matérielle autonome</text:p>
            </text:list-item>
            <text:list-item>
              <text:p text:style-name="P60">arrêt moteur irréversible sans ordre explicite Node-RED</text:p>
            </text:list-item>
          </text:list>
        </text:list-item>
      </text:list>
      <text:p text:style-name="P35">👉 Les moteurs ne peuvent <text:span text:style-name="Strong_20_Emphasis">jamais</text:span> être réactivés localement sans SP.</text:p>
      <text:h text:style-name="P61" text:outline-level="1">Table des variables</text:h>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1:58:33.571090900</meta:creation-date>
    <dc:date>2026-01-07T16:07:05.522946500</dc:date>
    <meta:editing-duration>PT22H55M48S</meta:editing-duration>
    <meta:editing-cycles>5</meta:editing-cycles>
    <meta:generator>LibreOffice/25.8.3.2$Windows_X86_64 LibreOffice_project/8ca8d55c161d602844f5428fa4b58097424e324e</meta:generator>
    <meta:document-statistic meta:table-count="5" meta:image-count="0" meta:object-count="0" meta:page-count="11" meta:paragraph-count="293" meta:word-count="2310" meta:character-count="16536" meta:non-whitespace-character-count="12829"/>
  </office:meta>
</office:document-meta>
</file>